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88cm" style:rel-column-width="11517*"/>
    </style:style>
    <style:style style:name="Tabela1.B" style:family="table-column">
      <style:table-column-properties style:column-width="14.012cm" style:rel-column-width="54018*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1326b4" officeooo:paragraph-rsid="001326b4"/>
    </style:style>
    <style:style style:name="P2" style:family="paragraph" style:parent-style-name="Table_20_Contents">
      <style:text-properties officeooo:rsid="00168fec" officeooo:paragraph-rsid="00168fec"/>
    </style:style>
    <style:style style:name="P3" style:family="paragraph" style:parent-style-name="Table_20_Contents">
      <style:text-properties officeooo:rsid="001339e1" officeooo:paragraph-rsid="001339e1"/>
    </style:style>
    <style:style style:name="P4" style:family="paragraph" style:parent-style-name="Table_20_Contents">
      <style:text-properties officeooo:paragraph-rsid="001339e1"/>
    </style:style>
    <style:style style:name="P5" style:family="paragraph" style:parent-style-name="Table_20_Contents">
      <style:text-properties officeooo:rsid="001471ec" officeooo:paragraph-rsid="001471ec"/>
    </style:style>
    <style:style style:name="P6" style:family="paragraph" style:parent-style-name="Table_20_Contents">
      <style:text-properties officeooo:rsid="00183fbc" officeooo:paragraph-rsid="00183fbc"/>
    </style:style>
    <style:style style:name="T1" style:family="text">
      <style:text-properties officeooo:rsid="00168fec"/>
    </style:style>
    <style:style style:name="T2" style:family="text">
      <style:text-properties officeooo:rsid="0017ab74"/>
    </style:style>
    <style:style style:name="T3" style:family="text">
      <style:text-properties officeooo:rsid="0017ef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Grupo</text:p>
          </table:table-cell>
          <table:table-cell table:style-name="Tabela1.A1" office:value-type="string">
            <text:p text:style-name="P2">2</text:p>
          </table:table-cell>
        </table:table-row>
        <table:table-row>
          <table:table-cell table:style-name="Tabela1.A1" office:value-type="string">
            <text:p text:style-name="P1">Projeto</text:p>
          </table:table-cell>
          <table:table-cell table:style-name="Tabela1.A1" office:value-type="string">
            <text:p text:style-name="P6">ECO ALERTA.</text:p>
          </table:table-cell>
        </table:table-row>
        <table:table-row>
          <table:table-cell table:style-name="Tabela1.A1" office:value-type="string">
            <text:p text:style-name="P2">Propósito do Projeto</text:p>
          </table:table-cell>
          <table:table-cell table:style-name="Tabela1.A1" office:value-type="string">
            <text:p text:style-name="P2">Reportar à AMMA ocorrências de árvores com problemas que necessitem de substituição.</text:p>
          </table:table-cell>
        </table:table-row>
        <table:table-row>
          <table:table-cell table:style-name="Tabela1.A1" office:value-type="string">
            <text:p text:style-name="P1">Membros</text:p>
          </table:table-cell>
          <table:table-cell table:style-name="Tabela1.A1" office:value-type="string">
            <text:p text:style-name="Table_20_Contents">AUGUSTO BORGES DE MOURA</text:p>
            <text:p text:style-name="Table_20_Contents">ESTER ADAIANNE OLIVEIRA FERREIRA -- <text:span text:style-name="T3">ausente</text:span></text:p>
            <text:p text:style-name="Table_20_Contents">LÍBNA RAFFAELY DE JESUS COSTA</text:p>
            <text:p text:style-name="Table_20_Contents">PHABLO TAVARES PAIXÃO -- <text:span text:style-name="T3">ausente</text:span></text:p>
            <text:p text:style-name="Table_20_Contents">VICTOR GABRIEL PACHECO GONTIJO -- <text:span text:style-name="T3">ausente</text:span></text:p>
          </table:table-cell>
        </table:table-row>
        <table:table-row>
          <table:table-cell table:style-name="Tabela1.A1" office:value-type="string">
            <text:p text:style-name="P3">Backlog do produto</text:p>
          </table:table-cell>
          <table:table-cell table:style-name="Tabela1.A1" office:value-type="string">
            <text:p text:style-name="P3">Presente? [S/N]: <text:span text:style-name="T1">Sim</text:span></text:p>
            <text:p text:style-name="P3">Atualizado? [S/N]: <text:span text:style-name="T3">Sim</text:span></text:p>
          </table:table-cell>
        </table:table-row>
        <table:table-row>
          <table:table-cell table:style-name="Tabela1.A1" office:value-type="string">
            <text:p text:style-name="P3">Última atualização do Repositório:</text:p>
          </table:table-cell>
          <table:table-cell table:style-name="Tabela1.A1" office:value-type="string">
            <text:p text:style-name="P2">11/10/2024</text:p>
          </table:table-cell>
        </table:table-row>
        <table:table-row>
          <table:table-cell table:style-name="Tabela1.A1" office:value-type="string">
            <text:p text:style-name="P3">Iterações</text:p>
          </table:table-cell>
          <table:table-cell table:style-name="Tabela1.A1" office:value-type="string">
            <text:p text:style-name="P3">Definidas? [S/N] <text:span text:style-name="T2">Sim, no entanto não há uma definição dos trabalhos e entregas em cada iteração.</text:span></text:p>
          </table:table-cell>
        </table:table-row>
        <table:table-row>
          <table:table-cell table:style-name="Tabela1.A1" office:value-type="string">
            <text:p text:style-name="P4">Cronograma do projeto</text:p>
          </table:table-cell>
          <table:table-cell table:style-name="Tabela1.A1" office:value-type="string">
            <text:p text:style-name="P3">Atualizado? [S/N]: <text:span text:style-name="T2">Sim.</text:span></text:p>
          </table:table-cell>
        </table:table-row>
        <table:table-row>
          <table:table-cell table:style-name="Tabela1.A1" office:value-type="string">
            <text:p text:style-name="P5">Situação Atual:</text:p>
          </table:table-cell>
          <table:table-cell table:style-name="Tabela1.A1" office:value-type="string">
            <text:p text:style-name="P5">[] Em dia [] Atrasado [] Paralisado</text:p>
          </table:table-cell>
        </table:table-row>
        <table:table-row>
          <table:table-cell table:style-name="Tabela1.A1" office:value-type="string">
            <text:p text:style-name="Table_20_Contents">Estórias de usuários</text:p>
          </table:table-cell>
          <table:table-cell table:style-name="Tabela1.A1" office:value-type="string">
            <text:p text:style-name="P3">Especificadas? <text:s/>[S/N]: <text:span text:style-name="T2">Sim</text:span></text:p>
          </table:table-cell>
        </table:table-row>
        <table:table-row>
          <table:table-cell table:style-name="Tabela1.A1" office:value-type="string">
            <text:p text:style-name="P3">Diagramas</text:p>
          </table:table-cell>
          <table:table-cell table:style-name="Tabela1.A1" office:value-type="string">
            <text:p text:style-name="P3">Classes [S/N]: <text:span text:style-name="T2">Não</text:span></text:p>
            <text:p text:style-name="P3">Sequência <text:s/>[S/N]: <text:span text:style-name="T2">Não</text:span></text:p>
            <text:p text:style-name="P3">Atividades [S/N]: <text:span text:style-name="T2">Não</text:span></text:p>
            <text:p text:style-name="P3">Estados [S/N]: <text:span text:style-name="T2">Não</text:span></text:p>
          </table:table-cell>
        </table:table-row>
        <table:table-row>
          <table:table-cell table:style-name="Tabela1.A1" office:value-type="string">
            <text:p text:style-name="P3">Protótipo</text:p>
          </table:table-cell>
          <table:table-cell table:style-name="Tabela1.A1" office:value-type="string">
            <text:p text:style-name="P3">Presente? <text:s/>[S/N]: <text:span text:style-name="T2">Não</text:span></text:p>
          </table:table-cell>
        </table:table-row>
        <table:table-row>
          <table:table-cell table:style-name="Tabela1.A1" office:value-type="string">
            <text:p text:style-name="P3">Observações adicionais</text:p>
          </table:table-cell>
          <table:table-cell table:style-name="Tabela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07:13:02.891000000</meta:creation-date>
    <dc:date>2024-11-08T21:21:25.479957472</dc:date>
    <meta:editing-duration>PT41M33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33" meta:word-count="118" meta:character-count="791" meta:non-whitespace-character-count="703"/>
  </office:meta>
</office:document-meta>
</file>